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 draw:shadow="hidden" draw:shadow-color="#808080" draw:shadow-opacity="11%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401cm" fo:min-width="1.02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782cm" fo:min-width="3.183cm"/>
    </style:style>
    <style:style style:name="gr5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1.748cm" fo:min-width="3.314cm" fo:padding-top="0.142cm" fo:padding-bottom="0.142cm" fo:padding-left="0.267cm" fo:padding-right="0.267cm" draw:shadow="hidden" draw:shadow-color="#808080" draw:shadow-opacity="11%"/>
    </style:style>
    <style:style style:name="gr6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986cm" fo:min-width="4.038cm" fo:padding-top="0.142cm" fo:padding-bottom="0.142cm" fo:padding-left="0.267cm" fo:padding-right="0.267cm" draw:shadow="hidden" draw:shadow-color="#808080" draw:shadow-opacity="11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5.191cm" svg:y1="11.541cm" svg:x2="22.463cm" svg:y2="10.08cm" draw:start-shape="id1" draw:start-glue-point="1" draw:end-shape="id2" draw:end-glue-point="3" svg:d="M5191 11541c12954 0 4318-1461 17272-1461" svg:viewBox="0 0 17273 1462">
          <text:p/>
        </draw:connector>
        <draw:custom-shape draw:style-name="gr2" draw:text-style-name="P1" xml:id="id2" draw:id="id2" draw:layer="layout" svg:width="1.524cm" svg:height="1.651cm" svg:x="22.463cm" svg:y="9.255cm">
          <text:p text:style-name="P2">I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673cm" svg:x="9.428cm" svg:y="1.889cm">
          <draw:text-box>
            <text:p text:style-name="P2">Single Sideband Modulation</text:p>
          </draw:text-box>
        </draw:frame>
        <draw:custom-shape draw:style-name="gr4" draw:text-style-name="P1" xml:id="id1" draw:id="id1" draw:layer="layout" svg:width="3.683cm" svg:height="2.032cm" svg:x="1.508cm" svg:y="10.525cm">
          <text:p text:style-name="P2">Audio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5.191cm" svg:y1="11.541cm" svg:x2="10.144cm" svg:y2="13.7cm" draw:start-shape="id1" draw:start-glue-point="1" draw:end-shape="id3" draw:end-glue-point="3" svg:d="M5191 11541c3700 0 1224 2159 4953 2159" svg:viewBox="0 0 4954 2160">
          <text:p/>
        </draw:connector>
        <draw:connector draw:style-name="gr1" draw:text-style-name="P1" draw:layer="layout" draw:type="curve" svg:x1="13.992cm" svg:y1="13.7cm" svg:x2="16.367cm" svg:y2="13.065cm" draw:start-shape="id3" draw:start-glue-point="1" draw:end-shape="id4" draw:end-glue-point="3" svg:d="M13992 13700c1782 0 595-635 2375-635" svg:viewBox="0 0 2376 636">
          <text:p/>
        </draw:connector>
        <draw:custom-shape draw:style-name="gr5" draw:text-style-name="P1" xml:id="id3" draw:id="id3" draw:layer="layout" svg:width="3.848cm" svg:height="2.032cm" svg:x="10.144cm" svg:y="12.684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2">Hilbert </text:p>
          <text:p text:style-name="P2">Trans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" draw:id="id4" draw:layer="layout" svg:width="4.572cm" svg:height="1.27cm" svg:x="16.367cm" svg:y="12.43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2"><text:s/>X -1 for LS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1.524cm" svg:height="1.651cm" svg:x="22.463cm" svg:y="12.303cm">
          <text:p text:style-name="P2">Q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20.939cm" svg:y1="13.065cm" svg:x2="22.463cm" svg:y2="13.128cm" draw:start-shape="id4" draw:start-glue-point="1" draw:end-shape="id5" draw:end-glue-point="3" svg:d="M20939 13065c1156 0 395 63 1524 63" svg:viewBox="0 0 1525 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37:17.593554692</meta:creation-date>
    <dc:date>2016-12-19T16:44:43.167601867</dc:date>
    <meta:editing-duration>PT27M56S</meta:editing-duration>
    <meta:editing-cycles>5</meta:editing-cycles>
    <meta:generator>LibreOffice/4.4.3.2$Linux_X86_64 LibreOffice_project/40m0$Build-2</meta:generator>
    <dc:creator>Jon </dc:creator>
    <meta:document-statistic meta:object-count="10"/>
  </office:meta>
</office:document-meta>
</file>